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witch</text:h>
                    <text:list>
                        <text:list-item>
                            <text:h text:style-name="Heading_20_2" text:outline-level="2">Description</text:h>
                        </text:list-item>
                    </text:list>
                </text:list-item>
            </text:list>

            <text:p text:style-name="Standard"><text:span text:style-name="backtick">Switch</text:span><text:span> Widget is used when we want a turn ON or turn OFF option.</text:span></text:p><text:p text:style-name="Standard"/><text:p text:style-name="Standard">More info (<text:a xlink:type="simple" xlink:href="https://docs.lvgl.io/8.3/widgets/core/switch.html" text:style-name="Internet_20_link" text:visited-style-name="Visited_20_Internet_20_Link">link</text:a>)</text:p><text:p text:style-name="Standard"/>

            
                <text:list xml:id="list_Switch (LVGL)2" text:continue-numbering="true" text:continue-list="list_Switch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LVGL)5" text:continue-numbering="true" text:continue-list="list_Switch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witch (LVGL)6" text:continue-numbering="true" text:continue-list="list_Switch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witch (LVGL)7" text:continue-numbering="true" text:continue-list="list_Switch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witch (LVGL)8" text:continue-numbering="true" text:continue-list="list_Switch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Switch (LVGL)9"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Switch (LVGL)10" text:continue-numbering="true" text:continue-list="list_Switch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witch (LVGL)11" text:continue-numbering="true" text:continue-list="list_Switch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Switch (LVGL)12"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Switch (LVGL)13" text:continue-numbering="true" text:continue-list="list_Switch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witch (LVGL)14" text:continue-numbering="true" text:continue-list="list_Switch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Switch (LVGL)15"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Switch (LVGL)16" text:continue-numbering="true" text:continue-list="list_Switch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witch (LVGL)17" text:continue-numbering="true" text:continue-list="list_Switch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Switch (LVGL)18"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LVGL)19" text:continue-numbering="true" text:continue-list="list_Switch (LVGL)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witch (LVGL)20" text:continue-numbering="true" text:continue-list="list_Switch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Switch (LVGL)21" text:continue-numbering="true" text:continue-list="list_Switch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Switch (LVGL)22" text:continue-numbering="true" text:continue-list="list_Switch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Switch (LVGL)23" text:continue-numbering="true" text:continue-list="list_Switch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Switch (LVGL)24" text:continue-numbering="true" text:continue-list="list_Switch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Switch (LVGL)25" text:continue-numbering="true" text:continue-list="list_Switch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Switch (LVGL)26" text:continue-numbering="true" text:continue-list="list_Switch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Switch (LVGL)27" text:continue-numbering="true" text:continue-list="list_Switch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Switch (LVGL)28" text:continue-numbering="true" text:continue-list="list_Switch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Switch (LVGL)29" text:continue-numbering="true" text:continue-list="list_Switch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Switch (LVGL)30" text:continue-numbering="true" text:continue-list="list_Switch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Switch (LVGL)31" text:continue-numbering="true" text:continue-list="list_Switch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Switch (LVGL)32" text:continue-numbering="true" text:continue-list="list_Switch (LVG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Switch (LVGL)33" text:continue-numbering="true" text:continue-list="list_Switch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Switch (LVGL)34" text:continue-numbering="true" text:continue-list="list_Switch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Switch (LVGL)35" text:continue-numbering="true" text:continue-list="list_Switch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Switch (LVGL)36" text:continue-numbering="true" text:continue-list="list_Switch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Switch (LVGL)37" text:continue-numbering="true" text:continue-list="list_Switch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Switch (LVGL)38" text:continue-numbering="true" text:continue-list="list_Switch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Switch (LVGL)39" text:continue-numbering="true" text:continue-list="list_Switch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Switch (LVGL)40" text:continue-numbering="true" text:continue-list="list_Switch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Switch (LVGL)41" text:continue-numbering="true" text:continue-list="list_Switch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Switch (LVGL)42" text:continue-numbering="true" text:continue-list="list_Switch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witch (LVGL)43" text:continue-numbering="true" text:continue-list="list_Switch (LVGL)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Switch (LVGL)44" text:continue-numbering="true" text:continue-list="list_Switch (LVGL)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Switch (LVGL)45" text:continue-numbering="true" text:continue-list="list_Switch (LVGL)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Switch (LVGL)46" text:continue-numbering="true" text:continue-list="list_Switch (LVGL)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Switch (LVGL)47" text:continue-numbering="true" text:continue-list="list_Switch (LVGL)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Switch (LVGL)48" text:continue-numbering="true" text:continue-list="list_Switch (LVGL)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LVGL)49" text:continue-numbering="true" text:continue-list="list_Switch (LVGL)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witch (LVGL)50"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LVGL)51" text:continue-numbering="true" text:continue-list="list_Switch (LVGL)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witch (LVGL)52" text:continue-numbering="true" text:continue-list="list_Switch (LVGL)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witch (LVGL)53" text:continue-numbering="true" text:continue-list="list_Switch (LVGL)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witch (LVGL)3" text:continue-numbering="true" text:continue-list="list_Switch (LVGL)2" text:style-name="Outline">
                        <text:list-item>
                            <text:list>
                                <text:list-item>
                                    <text:h text:style-name="Heading_20_2" text:outline-level="2">Examples</text:h>
                                </text:list-item>
                            </text:list>
                        </text:list-item>
                    </text:list>
                    <text:p text:style-name="Standard"/>
                    <text:list xml:id="list_Switch (LVGL)54"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